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margin-top="0.0972in" fo:margin-bottom="0.0835in" style:contextual-spacing="false"/>
      <style:text-properties fo:font-size="14pt" style:font-size-asian="14pt" style:font-size-complex="14pt"/>
    </style:style>
    <style:style style:name="P2" style:family="paragraph" style:parent-style-name="Heading_20_3">
      <style:text-properties fo:font-weight="normal" style:font-weight-asian="normal" style:font-weight-complex="normal"/>
    </style:style>
    <style:style style:name="P3" style:family="paragraph" style:parent-style-name="Text_20_body">
      <style:paragraph-properties fo:margin-top="0.0972in" fo:margin-bottom="0.0835in" style:contextual-spacing="false"/>
      <style:text-properties fo:font-size="14pt" style:font-size-asian="14pt" style:font-size-complex="14pt"/>
    </style:style>
    <style:style style:name="P4" style:family="paragraph" style:parent-style-name="Text_20_body" style:list-style-name="L1">
      <style:paragraph-properties fo:margin-top="0.0972in" fo:margin-bottom="0.0835in" style:contextual-spacing="false"/>
      <style:text-properties fo:font-size="14pt" style:font-size-asian="14pt" style:font-size-complex="14pt"/>
    </style:style>
    <style:style style:name="P5" style:family="paragraph" style:parent-style-name="Text_20_body" style:list-style-name="L2">
      <style:paragraph-properties fo:margin-top="0.0972in" fo:margin-bottom="0.0835in" style:contextual-spacing="false"/>
      <style:text-properties fo:font-size="14pt" style:font-size-asian="14pt" style:font-size-complex="14pt"/>
    </style:style>
    <style:style style:name="P6" style:family="paragraph" style:parent-style-name="Text_20_body" style:list-style-name="L3">
      <style:paragraph-properties fo:margin-top="0.0972in" fo:margin-bottom="0.0835in" style:contextual-spacing="false"/>
      <style:text-properties fo:font-size="14pt" style:font-size-asian="14pt" style:font-size-complex="14pt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pan text:style-name="T1">Lesson Plan: Introduction to N/U Algebra – Understanding Notation and Operations in Uncertainty</text:span></text:span></text:h>
      <text:p text:style-name="P1"/>
      <text:h text:style-name="P2" text:outline-level="3"><text:span text:style-name="Strong_20_Emphasis">Learning Objective</text:span></text:h>
      <text:p text:style-name="P3"><text:span text:style-name="Strong_20_Emphasis">Total Time: 2 minutes</text:span><text:line-break/>Students will be able to:</text:p>
      <text:list text:style-name="L1">
        <text:list-item>
          <text:p text:style-name="P4">Define N/U notation as the pairing of a number (n) with its uncertainty (u).</text:p>
        </text:list-item>
        <text:list-item>
          <text:p text:style-name="P4">Apply N/U notation to problems involving addition and multiplication.</text:p>
        </text:list-item>
        <text:list-item>
          <text:p text:style-name="P4">Use Catch (Cα) and Flip (Bλ) operators to handle cases where values collapse or transform.</text:p>
        </text:list-item>
        <text:list-item>
          <text:p text:style-name="P4">Explain the role of the conservation metric M = |n|+u in maintaining consistency.</text:p>
        </text:list-item>
      </text:list>
      <text:p text:style-name="P1"/>
      <text:h text:style-name="P2" text:outline-level="3"><text:span text:style-name="Strong_20_Emphasis">Assessments</text:span></text:h>
      <text:p text:style-name="P3"><text:span text:style-name="Strong_20_Emphasis">Total Time: 2 minutes</text:span></text:p>
      <text:list text:style-name="L2">
        <text:list-item>
          <text:p text:style-name="P5">Quick 3–5 item quiz at the end of class. Example questions:</text:p>
          <text:list>
            <text:list-item>
              <text:p text:style-name="P5">Write 12⟨0.3⟩ in words.</text:p>
            </text:list-item>
            <text:list-item>
              <text:p text:style-name="P5">Solve (5⟨0.2⟩) ⊕ (8⟨0.1⟩).</text:p>
            </text:list-item>
            <text:list-item>
              <text:p text:style-name="P5">Solve (4⟨0.5⟩) ⊗ (3⟨0.2⟩).</text:p>
            </text:list-item>
            <text:list-item>
              <text:p text:style-name="P5">What happens when you apply Cα(7⟨0.3⟩)?</text:p>
            </text:list-item>
            <text:list-item>
              <text:p text:style-name="P5">What does the conservation metric M tell us about uncertainty?</text:p>
            </text:list-item>
          </text:list>
        </text:list-item>
      </text:list>
      <text:p text:style-name="P1"/>
      <text:h text:style-name="P2" text:outline-level="3"><text:span text:style-name="Strong_20_Emphasis">Key Points</text:span></text:h>
      <text:p text:style-name="P3"><text:span text:style-name="Strong_20_Emphasis">Total Time: 5 minutes</text:span></text:p>
      <text:list text:style-name="L3">
        <text:list-item>
          <text:p text:style-name="P6"><text:soft-page-break/><text:span text:style-name="Strong_20_Emphasis">N/U Notation</text:span>: Numbers are written as n⟨u⟩, where <text:span text:style-name="Emphasis">n</text:span> is the nominal value and <text:span text:style-name="Emphasis">u</text:span> is the uncertainty.</text:p>
        </text:list-item>
        <text:list-item>
          <text:p text:style-name="P6"><text:span text:style-name="Strong_20_Emphasis">Addition (⊕)</text:span>: Add the numbers and add the uncertainties.<text:line-break/>(n1​,u1​)⊕(n2​,u2​)=(n1​+n2​,u1​+u2​)</text:p>
        </text:list-item>
        <text:list-item>
          <text:p text:style-name="P6"><text:span text:style-name="Strong_20_Emphasis">Multiplication (⊗)</text:span>: Multiply the numbers; uncertainty distributes conservatively.<text:line-break/>(n1​,u1​)⊗(n2​,u2​)=(n1​n2​,n1​u2​+n2​u1​)</text:p>
        </text:list-item>
        <text:list-item>
          <text:p text:style-name="P6"><text:span text:style-name="Strong_20_Emphasis">Catch Operator (Cα)</text:span>: Collapse a value into pure uncertainty.<text:line-break/>Cα(n,u)=(0,∣n∣+u)</text:p>
        </text:list-item>
        <text:list-item>
          <text:p text:style-name="P6"><text:span text:style-name="Strong_20_Emphasis">Flip Operator (Bλ)</text:span>: Transform values but preserve the conservation metric.</text:p>
        </text:list-item>
        <text:list-item>
          <text:p text:style-name="P6"><text:span text:style-name="Strong_20_Emphasis">Conservation Metric (M)</text:span>: The invariant rule that uncertainty is never lost:<text:line-break/>M=∣n∣+u</text:p>
        </text:list-item>
      </text:list>
      <text:h text:style-name="Heading_20_3" text:outline-level="3"><text:span text:style-name="Strong_20_Emphasis">Opening</text:span></text:h>
      <text:p text:style-name="Text_20_body"><text:span text:style-name="Strong_20_Emphasis">Total Time: 5 minutes</text:span></text:p>
      <text:list text:style-name="L4">
        <text:list-item>
          <text:p text:style-name="P7">Storytelling hook: <text:span text:style-name="Emphasis">“Maya buys a $30 hoodie online. Shipping is ‘about $5.’ That means the real cost could be $4.50 or $5.50. If she writes $5⟨0.5⟩, she keeps track of the fuzziness. If she buys 10 hoodies, what happens to the uncertainty?”</text:span></text:p>
        </text:list-item>
        <text:list-item>
          <text:p text:style-name="P7">Discussion: Ask students, <text:span text:style-name="Emphasis">“Why does it matter to track how much we can trust a number?”</text:span></text:p>
        </text:list-item>
        <text:list-item>
          <text:p text:style-name="P7">Invite 2–3 students to share short responses.</text:p>
        </text:list-item>
      </text:list>
      <text:p text:style-name="Horizontal_20_Line"/>
      <text:h text:style-name="Heading_20_3" text:outline-level="3"><text:span text:style-name="Strong_20_Emphasis">Introduction to New Material</text:span></text:h>
      <text:p text:style-name="Text_20_body"><text:span text:style-name="Strong_20_Emphasis">Total Time: 10 minutes</text:span></text:p>
      <text:list text:style-name="L5">
        <text:list-item>
          <text:p text:style-name="P8">Show visual slides of n⟨u⟩ examples: simple measurements with ± ranges.</text:p>
        </text:list-item>
        <text:list-item>
          <text:p text:style-name="P8">Demonstrate addition and multiplication step by step.</text:p>
        </text:list-item>
        <text:list-item>
          <text:p text:style-name="P8">Work through a Catch operator example: collapsing a measurement to pure uncertainty.</text:p>
        </text:list-item>
        <text:list-item>
          <text:p text:style-name="P8">Work through a Flip operator example: value becomes zero but uncertainty remains.</text:p>
        </text:list-item>
        <text:list-item>
          <text:p text:style-name="P8">Emphasize <text:span text:style-name="Strong_20_Emphasis">conservatism</text:span>: uncertainties are always rounded up, never hidden.</text:p>
        </text:list-item>
        <text:list-item>
          <text:p text:style-name="P8">Clarify misconceptions:</text:p>
          <text:list>
            <text:list-item>
              <text:p text:style-name="P8">Absolute value ≠ actual value.</text:p>
            </text:list-item>
            <text:list-item>
              <text:p text:style-name="P8">Uncertainty ≠ error — it’s tolerance, not a mistake.</text:p>
            </text:list-item>
          </text:list>
        </text:list-item>
      </text:list>
      <text:p text:style-name="Horizontal_20_Line"><text:soft-page-break/></text:p>
      <text:h text:style-name="Heading_20_3" text:outline-level="3"><text:span text:style-name="Strong_20_Emphasis">Guided Practice</text:span></text:h>
      <text:p text:style-name="Text_20_body"><text:span text:style-name="Strong_20_Emphasis">Total Time: 10 minutes</text:span></text:p>
      <text:list text:style-name="L6">
        <text:list-item>
          <text:p text:style-name="P9">Students work in small groups with a worksheet. Sample problems:</text:p>
          <text:list>
            <text:list-item>
              <text:p text:style-name="P9">(7⟨0.2⟩) ⊕ (5⟨0.3⟩)</text:p>
            </text:list-item>
            <text:list-item>
              <text:p text:style-name="P9">(6⟨0.1⟩) ⊗ (2⟨0.4⟩)</text:p>
            </text:list-item>
            <text:list-item>
              <text:p text:style-name="P9">Apply Cα(9⟨0.5⟩)</text:p>
            </text:list-item>
            <text:list-item>
              <text:p text:style-name="P9">Flip Bλ(4⟨0.6⟩)</text:p>
            </text:list-item>
          </text:list>
        </text:list-item>
        <text:list-item>
          <text:p text:style-name="P9">Groups show their work on mini whiteboards or shared paper.</text:p>
        </text:list-item>
        <text:list-item>
          <text:p text:style-name="P9">Teacher circulates, asking: <text:span text:style-name="Emphasis">“What happens to the uncertainty? Why?”</text:span></text:p>
        </text:list-item>
      </text:list>
      <text:p text:style-name="Horizontal_20_Line"/>
      <text:h text:style-name="Heading_20_3" text:outline-level="3"><text:span text:style-name="Strong_20_Emphasis">Independent Practice</text:span></text:h>
      <text:p text:style-name="Text_20_body"><text:span text:style-name="Strong_20_Emphasis">Total Time: 5 minutes</text:span></text:p>
      <text:list text:style-name="L7">
        <text:list-item>
          <text:p text:style-name="P10">Individual problems:</text:p>
          <text:list>
            <text:list-item>
              <text:p text:style-name="P10">(10⟨0.3⟩) ⊕ (8⟨0.1⟩)</text:p>
            </text:list-item>
            <text:list-item>
              <text:p text:style-name="P10">(3⟨0.2⟩) ⊗ (4⟨0.3⟩)</text:p>
            </text:list-item>
          </text:list>
        </text:list-item>
        <text:list-item>
          <text:p text:style-name="P10">Students must show full steps, not just final numbers.</text:p>
        </text:list-item>
        <text:list-item>
          <text:p text:style-name="P10">Emphasis: neatly write nominal value and uncertainty separately.</text:p>
        </text:list-item>
      </text:list>
      <text:p text:style-name="Horizontal_20_Line"/>
      <text:h text:style-name="Heading_20_3" text:outline-level="3"><text:span text:style-name="Strong_20_Emphasis">Closing</text:span></text:h>
      <text:p text:style-name="Text_20_body"><text:span text:style-name="Strong_20_Emphasis">Total Time: 3 minutes</text:span></text:p>
      <text:list text:style-name="L8">
        <text:list-item>
          <text:p text:style-name="P11">Pair students: <text:span text:style-name="Emphasis">“Explain why the conservation metric matters in your own words.”</text:span></text:p>
        </text:list-item>
        <text:list-item>
          <text:p text:style-name="P11">Reflective prompts:</text:p>
          <text:list>
            <text:list-item>
              <text:p text:style-name="P11"><text:span text:style-name="Emphasis">“Where might you use N/U algebra outside of math class?”</text:span></text:p>
            </text:list-item>
            <text:list-item>
              <text:p text:style-name="P11"><text:span text:style-name="Emphasis">“Why is it safer to round uncertainty up instead of down?”</text:span></text:p>
            </text:list-item>
          </text:list>
        </text:list-item>
      </text:list>
      <text:p text:style-name="Horizontal_20_Line"/>
      <text:h text:style-name="Heading_20_3" text:outline-level="3"><text:span text:style-name="Strong_20_Emphasis">Extension Activity</text:span></text:h>
      <text:p text:style-name="Text_20_body"><text:span text:style-name="Strong_20_Emphasis">Total Time: 3 minutes</text:span></text:p>
      <text:list text:style-name="L9">
        <text:list-item>
          <text:p text:style-name="P12"><text:soft-page-break/>Fast finishers create their own problem using a real-life context (buying items, lab data, measuring weight).</text:p>
        </text:list-item>
        <text:list-item>
          <text:p text:style-name="P12">Example: <text:span text:style-name="Emphasis">“A sandwich costs $7⟨0.5⟩. Buy 3 — what’s the total?”</text:span></text:p>
        </text:list-item>
        <text:list-item>
          <text:p text:style-name="P12">Volunteers share problems with the class.</text:p>
        </text:list-item>
      </text:list>
      <text:p text:style-name="Horizontal_20_Line"/>
      <text:h text:style-name="Heading_20_3" text:outline-level="3"><text:span text:style-name="Strong_20_Emphasis">Homework</text:span></text:h>
      <text:p text:style-name="Text_20_body"><text:span text:style-name="Strong_20_Emphasis">Total Time: 2 minutes</text:span></text:p>
      <text:list text:style-name="L10">
        <text:list-item>
          <text:p text:style-name="P13">Assign 5 practice problems:</text:p>
          <text:list>
            <text:list-item>
              <text:p text:style-name="P13">2 addition ⊕,</text:p>
            </text:list-item>
            <text:list-item>
              <text:p text:style-name="P13">2 multiplication ⊗,</text:p>
            </text:list-item>
            <text:list-item>
              <text:p text:style-name="P13">1 using Catch or Flip.</text:p>
            </text:list-item>
          </text:list>
        </text:list-item>
        <text:list-item>
          <text:p text:style-name="P13">Problems should use <text:span text:style-name="Strong_20_Emphasis">realistic scenarios</text:span> (money, distances, experiment readings).</text:p>
        </text:list-item>
      </text:list>
      <text:p text:style-name="Horizontal_20_Line"/>
      <text:h text:style-name="Heading_20_3" text:outline-level="3"><text:span text:style-name="Strong_20_Emphasis">Standards Alignment</text:span></text:h>
      <text:p text:style-name="Text_20_body"><text:span text:style-name="Strong_20_Emphasis">Total Time: 2 minutes</text:span></text:p>
      <text:list text:style-name="L11">
        <text:list-item>
          <text:p text:style-name="P14"><text:span text:style-name="Strong_20_Emphasis">CCSS.MATH.CONTENT.HSN-Q.A.1</text:span>: Use units as a way to understand and solve problems.</text:p>
        </text:list-item>
        <text:list-item>
          <text:p text:style-name="P14"><text:span text:style-name="Strong_20_Emphasis">CCSS.MATH.CONTENT.HSN-Q.A.2</text:span>: Define appropriate quantities for descriptive modeling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22:37:22.349286866</meta:creation-date>
    <meta:print-date>2025-09-23T22:38:17.968087677</meta:print-date>
    <dc:date>2025-09-23T22:38:21.335406293</dc:date>
    <meta:editing-duration>PT59S</meta:editing-duration>
    <meta:editing-cycles>1</meta:editing-cycles>
    <meta:document-statistic meta:table-count="0" meta:image-count="0" meta:object-count="0" meta:page-count="4" meta:paragraph-count="76" meta:word-count="599" meta:character-count="3698" meta:non-whitespace-character-count="3154"/>
    <meta:generator>LibreOffice/25.8.1.1$Linux_X86_64 LibreOffice_project/54047653041915e595ad4e45cccea684809c77b5</meta:generator>
  </office:meta>
</office:document-meta>
</file>